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JX2 Cor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tuff related to the BJX2 CPU Core effor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peline</text:p>
          </draw:text-box>
        </draw:frame>
        <draw:frame presentation:style-name="pr5" draw:text-style-name="P1" draw:layer="layout" svg:width="25.199cm" svg:height="14.635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IF, Instruction Fetch</text:span></text:p>
                <text:list>
                  <text:list-item>
                    <text:p text:style-name="P1"><text:span text:style-name="T1">Get instructions from I-Cache</text:span></text:p>
                  </text:list-item>
                  <text:list-item>
                    <text:p text:style-name="P1"><text:span text:style-name="T1">Figure instruction lengths.</text:span></text:p>
                  </text:list-item>
                </text:list>
              </text:list-item>
              <text:list-item>
                <text:p text:style-name="P1"><text:span text:style-name="T1">ID1, Instruction Decode 1</text:span></text:p>
                <text:list>
                  <text:list-item>
                    <text:p text:style-name="P1"><text:span text:style-name="T1">Decode the instruction words.</text:span></text:p>
                  </text:list-item>
                </text:list>
              </text:list-item>
              <text:list-item>
                <text:p text:style-name="P1"><text:span text:style-name="T1">ID2, Instruction Decode 2 (Register Fetch)</text:span></text:p>
                <text:list>
                  <text:list-item>
                    <text:p text:style-name="P1"><text:span text:style-name="T1">Fetch registers from register file.</text:span></text:p>
                  </text:list-item>
                  <text:list-item>
                    <text:p text:style-name="P1"><text:span text:style-name="T1">Prepare ops to be executed.</text:span></text:p>
                  </text:list-item>
                </text:list>
              </text:list-item>
              <text:list-item>
                <text:p text:style-name="P1"><text:span text:style-name="T1">EX1, Execute 1</text:span></text:p>
                <text:list>
                  <text:list-item>
                    <text:p text:style-name="P1"><text:span text:style-name="T1">Execute simple ops or submit values to other units.</text:span></text:p>
                  </text:list-item>
                </text:list>
              </text:list-item>
              <text:list-item>
                <text:p text:style-name="P1"><text:span text:style-name="T1">EX2, Execute 2</text:span></text:p>
                <text:list>
                  <text:list-item>
                    <text:p text:style-name="P1"><text:span text:style-name="T1">Gather results of executed ops from other units, block until operations complete.</text:span></text:p>
                  </text:list-item>
                </text:list>
              </text:list-item>
              <text:list-item>
                <text:p text:style-name="P1"><text:span text:style-name="T1">WB, Write-Back</text:span></text:p>
                <text:list>
                  <text:list-item>
                    <text:p><text:span text:style-name="T1">Store register values back into register fi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: Instruction Fe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etches a block (say, 64 or 96 bits) from the I$.</text:p>
              </text:list-item>
              <text:list-item>
                <text:p>Logic in the I$ Fetch may infer the length of the fetched instruction.</text:p>
                <text:list>
                  <text:list-item>
                    <text:p>PC needs to be advanced by the next clock edge.</text:p>
                  </text:list-item>
                  <text:list-item>
                    <text:p>Doing this in ID1 would be 1 cycle late.</text:p>
                    <text:list>
                      <text:list-item>
                        <text:p>Alternately, would need to update based on future ops.</text:p>
                      </text:list-item>
                    </text:list>
                  </text:list-item>
                </text:list>
              </text:list-item>
              <text:list-item>
                <text:p>WEX: Length covers the whole block.</text:p>
                <text:list>
                  <text:list-item>
                    <text:p>Decode/Execute for WEX works per b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1: Decode 1</text:p>
          </draw:text-box>
        </draw:frame>
        <draw:frame presentation:style-name="pr5" draw:layer="layout" svg:width="25.199cm" svg:height="14.451cm" svg:x="1.4cm" svg:y="4.914cm" presentation:class="outline" presentation:user-transformed="true">
          <draw:text-box>
            <text:list text:style-name="L3">
              <text:list-item>
                <text:p>Matches the bit patterns for the instructions, unpacking them into a collection of fields.</text:p>
                <text:list>
                  <text:list-item>
                    <text:p>Major Command, Predication Mode</text:p>
                  </text:list-item>
                  <text:list-item>
                    <text:p>Bits for Sub-Op / Memory Access Type / …</text:p>
                  </text:list-item>
                  <text:list-item>
                    <text:p>Register IDs (Rs, Rt, Rn)</text:p>
                  </text:list-item>
                  <text:list-item>
                    <text:p>The decoded Immediate value.</text:p>
                  </text:list-item>
                </text:list>
              </text:list-item>
              <text:list-item>
                <text:p>Run multiple decoders in parallel.</text:p>
                <text:list>
                  <text:list-item>
                    <text:p>Logic selects the output from the appropriate decoders for the output lanes.</text:p>
                  </text:list-item>
                  <text:list-item>
                    <text:p>WEX uses multiple 32b decoders in parall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2: Decode 2</text:p>
          </draw:text-box>
        </draw:frame>
        <draw:frame presentation:style-name="pr5" draw:text-style-name="P2" draw:layer="layout" svg:width="25.199cm" svg:height="15.065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Fetches the contents of the various registers from the register file.</text:span></text:p>
              </text:list-item>
              <text:list-item>
                <text:p text:style-name="P2"><text:span text:style-name="T2">Things like the immediate value, etc, may be treated as registers here. The RF is supplied the values to return for these registers.</text:span></text:p>
                <text:list>
                  <text:list-item>
                    <text:p text:style-name="P2"><text:span text:style-name="T2">This allows being able to handle nearly all operations as register operations internally.</text:span></text:p>
                  </text:list-item>
                </text:list>
              </text:list-item>
              <text:list-item>
                <text:p text:style-name="P2"><text:span text:style-name="T2">This stage may also handle things like pipeline interlocks, etc.</text:span></text:p>
                <text:list>
                  <text:list-item>
                    <text:p text:style-name="P2"><text:span text:style-name="T2">All ops in a WEX block are handled in lockstep here. So, an interlock or stall will be applied to all of the lanes at the same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1: Execute 1</text:p>
          </draw:text-box>
        </draw:frame>
        <draw:frame presentation:style-name="pr5" draw:text-style-name="P3" draw:layer="layout" svg:width="25.199cm" svg:height="14.02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Execute simple operations directly.</text:span></text:p>
                <text:list>
                  <text:list-item>
                    <text:p text:style-name="P3"><text:span text:style-name="T3">The results here are simply forwarded to EX2.</text:span></text:p>
                  </text:list-item>
                </text:list>
              </text:list-item>
              <text:list-item>
                <text:p text:style-name="P3"><text:span text:style-name="T3">ALU ops, Multiply, etc, are submitted to their respective units.</text:span></text:p>
                <text:list>
                  <text:list-item>
                    <text:p text:style-name="P3"><text:span text:style-name="T3">The results will be gathered back in EX2.</text:span></text:p>
                  </text:list-item>
                </text:list>
              </text:list-item>
              <text:list-item>
                <text:p text:style-name="P3"><text:span text:style-name="T3">This stage also computes the memory address and initiates a memory Load or Store.</text:span></text:p>
                <text:list>
                  <text:list-item>
                    <text:p text:style-name="P3"><text:span text:style-name="T3">EX1 may assert a "held" register (for an op which will complete later), which may be seen by the interlock logic. Some other outputs may also trigger an interlock.</text:span></text:p>
                  </text:list-item>
                </text:list>
              </text:list-item>
              <text:list-item>
                <text:p><text:span text:style-name="T3">During interlock, ID2 → EX1 simply produces NOPs while the earlier pipeline stages are kept stalled; allowing EX2 to finish up the operation before advanc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2: Execute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athers up the results from the various units, outputting them to their respective destination registers.</text:p>
              </text:list-item>
              <text:list-item>
                <text:p>Triggers pipeline stalls, as needed, in the case of slower ops or memory ac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B: Write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ets the results of the execute stages written back to the register file.</text:p>
              </text:list-item>
              <text:list-item>
                <text:p>For WEX, this means consolidating the results from multiple write ports.</text:p>
                <text:list>
                  <text:list-item>
                    <text:p>This can be done, eg, via parallel register arrays (for individual write ports) with multiplex being done on fetch (selecting the value from the array holding the current register value).</text:p>
                  </text:list-item>
                  <text:list-item>
                    <text:p>Can also be done via discrete registers, and logic to multiplex the input values during write-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locks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3">An instruction in EX1 may sometimes not produce a result directly, but only after EX2 completes.</text:span></text:p>
                <text:list>
                  <text:list-item>
                    <text:p><text:span text:style-name="T3">An operation waiting in ID2 may depend on the result produced in EX2.</text:span></text:p>
                  </text:list-item>
                  <text:list-item>
                    <text:p><text:span text:style-name="T3">Simply advancing the pipeline would result in an op landing in EX1 and seeing a stale value for a given register.</text:span></text:p>
                  </text:list-item>
                </text:list>
              </text:list-item>
              <text:list-item>
                <text:p><text:span text:style-name="T3">We may need to insert a "bubble" into the pipeline to allow operations to see the intended values.</text:span></text:p>
                <text:list>
                  <text:list-item>
                    <text:p><text:span text:style-name="T3">The EX and WB stages advance, whereas the IF and ID stages do not.</text:span></text:p>
                  </text:list-item>
                  <text:list-item>
                    <text:p><text:span text:style-name="T3">EX1 receives a NOP whenever the ID stages are held but the EX stages are no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ward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gister results may be moved forwards along the EX pipeline and are stored back to registers during WB.</text:p>
              </text:list-item>
              <text:list-item>
                <text:p>Registers may be accessed from earlier in the pipeline before the values have been written back to the register file.</text:p>
                <text:list>
                  <text:list-item>
                    <text:p>Special logic is added to deal with these regis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1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ch lane has 2 read ports and 1 write port.</text:p>
                <text:list>
                  <text:list-item>
                    <text:p>If enough lanes are used, the values read from the destination registers will be implementation dependent.</text:p>
                  </text:list-item>
                  <text:list-item>
                    <text:p>If fewer lanes are used, each op will behave as-if it had 3 read ports available.</text:p>
                  </text:list-item>
                  <text:list-item>
                    <text:p>Generated code should not depend on specific register aliasing behavior.</text:p>
                  </text:list-item>
                </text:list>
              </text:list-item>
              <text:list-item>
                <text:p>Note that a scalar core will have 3 read ports and one write 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1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ch lane has 2 read ports and 1 write port.</text:p>
                <text:list>
                  <text:list-item>
                    <text:p>If enough lanes are used, the values read from the destination registers will be implementation dependent.</text:p>
                  </text:list-item>
                  <text:list-item>
                    <text:p>If fewer lanes are used, each op will behave as-if it had 3 read ports available.</text:p>
                  </text:list-item>
                  <text:list-item>
                    <text:p>Generated code should not depend on specific register aliasing behavior.</text:p>
                  </text:list-item>
                </text:list>
              </text:list-item>
              <text:list-item>
                <text:p>Note that a scalar core will have 3 read ports and one write 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2)</text:p>
          </draw:text-box>
        </draw:frame>
        <draw:frame presentation:style-name="pr5" draw:text-style-name="P5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Read/Write ports </text:span></text:p>
                <text:list>
                  <text:list-item>
                    <text:p text:style-name="P5"><text:span text:style-name="T4">WEX2-2W: Rs, Rt, Ru, Rv → Rm, Rn</text:span></text:p>
                  </text:list-item>
                  <text:list-item>
                    <text:p text:style-name="P5"><text:span text:style-name="T4">WEX2-3W: Rs, Rt, Ru, Rv, Rx, Ry → Rm, Rn, Ro</text:span></text:p>
                  </text:list-item>
                </text:list>
              </text:list-item>
              <text:list-item>
                <text:p text:style-name="P5"><text:span text:style-name="T4">1-Wide Case:</text:span></text:p>
                <text:list>
                  <text:list-item>
                    <text:p text:style-name="P5"><text:span text:style-name="T4">WEX2-2W: Rs, Rt, Rv → Rm</text:span></text:p>
                  </text:list-item>
                  <text:list-item>
                    <text:p text:style-name="P5"><text:span text:style-name="T4">WEX2-3W: Rs, Rt, Ry → Rm</text:span></text:p>
                  </text:list-item>
                </text:list>
              </text:list-item>
              <text:list-item>
                <text:p text:style-name="P5"><text:span text:style-name="T4">2-Wide Case:</text:span></text:p>
                <text:list>
                  <text:list-item>
                    <text:p text:style-name="P5"><text:span text:style-name="T4">WEX2-2W: Ru, Rv, xx | Rs, Rt, xx → Rn, Rm</text:span></text:p>
                  </text:list-item>
                  <text:list-item>
                    <text:p text:style-name="P5"><text:span text:style-name="T4">WEX2-3W: Ru, Rv, Rx | Rs, Rt, Ry → Rn, Rm</text:span></text:p>
                  </text:list-item>
                </text:list>
              </text:list-item>
              <text:list-item>
                <text:p text:style-name="P5"><text:span text:style-name="T4">3-Wide Case:</text:span></text:p>
                <text:list>
                  <text:list-item>
                    <text:p text:style-name="P5"><text:span text:style-name="T4">WEX2-3W: Rx, Ry, xx | Ru, Rv, xx | Rs, Rt, xx → Ro, Rn, 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3)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3">
              <text:list-item>
                <text:p>In invalid combinations of operations, the registers may alias in an implementation defined manner.</text:p>
                <text:list>
                  <text:list-item>
                    <text:p>An implementation is neither required to detect nor trap in these cases.</text:p>
                  </text:list-item>
                </text:list>
              </text:list-item>
              <text:list-item>
                <text:p>If operations are performed which are not allowed in a given lane, or within a given combination of instructions, the resultant behavior will be undefined.</text:p>
                <text:list>
                  <text:list-item>
                    <text:p>An implementation is neither required to detect nor trap in these c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1T22:29:11.14</meta:creation-date>
    <meta:editing-duration>P2DT20H42M42S</meta:editing-duration>
    <meta:editing-cycles>16</meta:editing-cycles>
    <dc:date>2019-08-14T19:11:55.78</dc:date>
    <meta:generator>OpenOffice/4.1.2$Win32 OpenOffice.org_project/412m3$Build-9782</meta:generator>
    <meta:document-statistic meta:object-count="77"/>
  </office:meta>
</office:document-meta>
</file>